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f61" officeooo:paragraph-rsid="0005df61"/>
    </style:style>
    <style:style style:name="P2" style:family="paragraph" style:parent-style-name="Standard">
      <style:text-properties fo:font-weight="bold" officeooo:rsid="0005df61" officeooo:paragraph-rsid="0005df6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5df61" officeooo:paragraph-rsid="0005d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OTACIONES SOBRE LO QUE ME HA DICHO MARCELINO DEL DISEÑO:</text:p>
      <text:p text:style-name="P1"/>
      <text:p text:style-name="P3">- GENERAL:</text:p>
      <text:p text:style-name="P1"><text:tab/>- No usar el icono de UGR para volver hacia atrás o principio. En su lugar, poner un icono <text:tab/>de una puerta o salida para volver hacia atrás. Sé que está implementado el gesto de volver <text:tab/>hacia atrás, pero a lo mejor es bueno que el usuario distinga cosas, es decir, el gesto para <text:tab/>volver atrás en un menú o caso normal, o si está haciendo algo como solicitud genérica, si <text:tab/>quiere cancelar, que le dé al icono como diciendo ‘Quiero terminar’. En resumen, <text:tab/>gesto=’volver atrás’, icono=’terminar proceso’, aunque a lo mejor también se puede poner <text:tab/>en el resto de pantallas.</text:p>
      <text:p text:style-name="P1"/>
      <text:p text:style-name="P1"><text:tab/>- Unificar colores de iconos. Casos:</text:p>
      <text:p text:style-name="P1"><text:tab/><text:tab/>- Si iconos color negro fondo transparente: Usar un solo color, el del fondo mismo.<text:tab/></text:p>
      <text:p text:style-name="P1"><text:tab/><text:tab/>- Si iconos a color: Usar un color sobre otro para hacer contraste (como tengo hecho <text:tab/><text:tab/>ahora).</text:p>
      <text:p text:style-name="P1"><text:tab/></text:p>
      <text:p text:style-name="P1"><text:tab/>- Procurar que el icono no se vea cortado ya que puede perder información.</text:p>
      <text:p text:style-name="P1"/>
      <text:p text:style-name="P1"><text:tab/>- Echar un repaso al color que usamos, sobre todo en las tablas.</text:p>
      <text:p text:style-name="P1"/>
      <text:p text:style-name="P3">- PANTALLA QR:</text:p>
      <text:p text:style-name="P1"><text:tab/>- Poner el QR pequeño, ya que luego en la pantalla se va a ver bien.</text:p>
      <text:p text:style-name="P1"><text:tab/></text:p>
      <text:p text:style-name="P1"><text:tab/>- En vez de dar todos los pasos de golpe, poner flechas en función del paso en el que esté <text:tab/>como diciendo, ‘ya he hecho este paso, voy al siguiente’ o ‘no me ha quedado claro el paso <text:tab/>anterior, voy a volver atrás’, saliendo los pasos en función de darle a las flechas. Si por <text:tab/>ejemplo el usuario se pierde o quiere terminar, puede venir bien el icono ese que dije antes <text:tab/>(según me ha dicho Marcelino).</text:p>
      <text:p text:style-name="P1"/>
      <text:p text:style-name="P3">- PLAN DE ESTUDIOS:</text:p>
      <text:p text:style-name="P1"><text:tab/>- En vez de poner el recorrido en vertical como está, ponerlo en horizontal en la parte de <text:tab/>arriba, y <text:tab/>que los cursos aparezcan como en botones en blanco, poniéndose en negro <text:tab/>cuando se <text:tab/>seleccionan como diciendo ‘estás viendo la información de lo que has <text:tab/>marcado’.</text:p>
      <text:p text:style-name="P1"/>
      <text:p text:style-name="P1"><text:tab/>- Marcelino dice de poner también en el recorrido la parte del máster, pero no lo veo, ya que <text:tab/>no sé donde meter entonces el máster de ciencia de datos o de seguridad.</text:p>
      <text:p text:style-name="P1"/>
      <text:p text:style-name="P1"><text:tab/>- Si escoge primero o segundo, no aparece nada, pero si escoge tercero o cuarto, que <text:tab/>aparezca como un pequeño menú (horizontal creo) con las menciones, y que si selecciona la <text:tab/>mención de CSI por ejemplo, aparezca la tabla de asignaturas con las asignaturas de la <text:tab/>mención.</text:p>
      <text:p text:style-name="P1"/>
      <text:p text:style-name="P1"><text:tab/>- Dada un curso y/o una mención, que aparezca la tabla, donde los nombres son enlaces a la <text:tab/>guía docente (¿usar un QR y que si se escanea sea como pinchar en el enlace?). Esto permite <text:tab/>poner la letra muuucho más grande, lo que gana un punto en accesibilidad.</text:p>
      <text:p text:style-name="P1"/>
      <text:p text:style-name="P1"><text:tab/>- Creo que aquí también podemos meter las flechas y, si lo conseguimos, el scroll con la <text:tab/>mano.</text:p>
      <text:p text:style-name="P1"/>
      <text:p text:style-name="P1"/>
      <text:p text:style-name="P1"/>
      <text:p text:style-name="P1"><text:soft-page-break/></text:p>
      <text:p text:style-name="P1"/>
      <text:p text:style-name="P3">- INFORMACIÓN DEL PROFESOR:</text:p>
      <text:p text:style-name="P1"><text:tab/>- Parece que no le gusta que aparezca toda la info en la pantalla, aunque no ha sido muy <text:tab/>específico, supongo que se puede meter un QR con el enlace al directorio de la UGR. Es <text:tab/>decir, que aparezca el nombre del profesor, el QR, y supongo que los iconos de dónde está <text:tab/>su despacho y dónde está ahora también se pueden incluir, aunque no ha sido muy específico <text:tab/>en esta parte.</text:p>
      <text:p text:style-name="P1"/>
      <text:p text:style-name="P3">- COMEDOR:</text:p>
      <text:p text:style-name="P1"><text:tab/>- Aunque en la parte de seleccionar cosas te aparezca ‘Consultar menú’ y ‘Menú para llevar’, <text:tab/>dentro de ‘Consultar menú’ meter la opción de ‘Menú para llevar’.</text:p>
      <text:p text:style-name="P1"/>
      <text:p text:style-name="P1"><text:tab/>- Meter también una opción de ‘Comer en comedor’, que te de a seleccionar uno de los <text:tab/>comedores disponibles y, enlazando con la siguiente práctica, te lleve a lo de las ubicaciones <text:tab/>y use el móvil para llevarte al comedor. Poner también lo que cuesta el menú en cada caso <text:tab/>(3.5€ o 4.0€).</text:p>
      <text:p text:style-name="P1"/>
      <text:p text:style-name="P1"><text:tab/>- Poner las selecciones como están pero separadas. Si al usuario se le va la mano puede <text:tab/>seleccionar otra cosa que no quiera. Parecido a como vamos a ponerlo en el plan de estudios.</text:p>
      <text:p text:style-name="P1"/>
      <text:p text:style-name="P1"><text:tab/>- Si está en menú ‘celíaco’ por ejemplo, y cambia de día, que siga en la opción de ‘celíaco’.</text:p>
      <text:p text:style-name="P1"/>
      <text:p text:style-name="P1"><text:tab/>- En vez de poner en pequeño los días contiguos al día que estoy viendo, poner flechas. <text:tab/>Tipo, si estoy en martes, en vez de poner lunes y miércoles, pongo flechas, aunque esto <text:tab/>como veáis. De cara al scroll que queremos hacer no cambia mucho.</text:p>
      <text:p text:style-name="P1"/>
      <text:p text:style-name="P1"><text:tab/>- Esto ya es cosa mía. En vez de usar un color pastel de fondo, buscar una imagen que sirva <text:tab/>de fondo, pero este fondo debe ser uniforme a toda la aplicación (que no cambie de fondo en <text:tab/>función de la selección, esto cansa la vista).</text:p>
      <text:p text:style-name="P1"/>
      <text:p text:style-name="P1"><text:tab/>- ¿Puede ser interesante meter fotos de cada plato para dar feedback visual? En ese caso hay <text:tab/>que rediseñar la tabla de comidas del comedor, aunque no creo que sea excesivamente <text:tab/>complicad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09:33:22.534000000</meta:creation-date>
    <dc:date>2023-11-16T10:07:06.795000000</dc:date>
    <meta:editing-duration>PT33M45S</meta:editing-duration>
    <meta:editing-cycles>1</meta:editing-cycles>
    <meta:document-statistic meta:table-count="0" meta:image-count="0" meta:object-count="0" meta:page-count="2" meta:paragraph-count="29" meta:word-count="805" meta:character-count="4371" meta:non-whitespace-character-count="3528"/>
    <meta:generator>LibreOffice/7.5.0.3$Windows_X86_64 LibreOffice_project/c21113d003cd3efa8c53188764377a8272d9d6de</meta:generator>
  </office:meta>
</office:document-meta>
</file>